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.setDefinition( Define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.Call( Define definition , StartElement start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ll.execute( XMLConsumer consumer , ExpressionContext expressionContext , ExecutionContext executionContext , MacroContext macroContext , Event startEvent , Event end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Call.Call( ParsingContext parsingContext , StartElement raw , Attributes attrs , Stack st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all.addParameterInstance( AttributeEvent attribute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ll.endNotify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all.resolveMacroDefinition( ExpressionContext expressionContext , ExecutionContext execution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all.setBody( Even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